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674in" fo:margin-left="-0.0049in" table:align="left" style:writing-mode="lr-tb"/>
    </style:style>
    <style:style style:name="Table1.A" style:family="table-column">
      <style:table-column-properties style:column-width="6.96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1764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pt S 223 Program Assignment Cover Sheet</text:p>
      <text:p text:style-name="P1">Fall 2011</text:p>
      <text:p text:style-name="Standard"/>
      <text:p text:style-name="Standard"/>
      <text:p text:style-name="Standard">Program Assignment # 4</text:p>
      <text:p text:style-name="Standard"/>
      <text:p text:style-name="Standard">For individual assignments: </text:p>
      <text:p text:style-name="Standard"><text:tab/></text:p>
      <text:p text:style-name="Standard"><text:tab/>Xie, Xiyu </text:p>
      <text:p text:style-name="Standard"/>
      <text:p text:style-name="Standard">List of sources referred for this assignment (excluding team participants):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Web material (give URL)</text:p>
          </table:table-cell>
        </table:table-row>
        <table:table-row table:style-name="Table1.2">
          <table:table-cell table:style-name="Table1.A1" office:value-type="string">
            <text:p text:style-name="P2"><text:span text:style-name="Internet_20_link">http://en.cppreference.com/w/cpp/container/priority_queue</text:span></text:p>
          </table:table-cell>
        </table:table-row>
      </table:table>
      <text:p text:style-name="Standard"/>
      <text:p text:style-name="Standard"/>
      <text:p text:style-name="Standard">I certify that I have listed above all the sources that I consulted regarding this assignment, and that I have not received or given any assistance that is contrary to the letter or the spirit of the collaboration guidelines for this assign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ject Participant(s):<text:tab/></text:p>
      <text:p text:style-name="Standard"/>
      <text:p text:style-name="Standard"><text:tab/>Xiyu Xie<text:tab/><text:tab/><text:tab/></text:p>
      <text:p text:style-name="Standard"/>
      <text:p text:style-name="Standard">Today’s Date: </text:p>
      <text:p text:style-name="Standard"/>
      <text:p text:style-name="Standard"><text:tab/>11/14/1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yu </meta:initial-creator>
    <meta:creation-date>2011-10-04T18:24:15</meta:creation-date>
    <meta:editing-duration>P2171DT9H32M10S</meta:editing-duration>
    <meta:printed-by>xiyu </meta:printed-by>
    <meta:print-date>2011-10-27T10:58:01.35</meta:print-date>
    <dc:date>2011-11-14T04:58:36.62</dc:date>
    <dc:creator>xiyu </dc:creator>
    <meta:generator>OpenOffice.org/3.3$Win32 OpenOffice.org_project/330m20$Build-9567</meta:generator>
    <meta:document-statistic meta:table-count="1" meta:image-count="0" meta:object-count="0" meta:page-count="1" meta:paragraph-count="14" meta:word-count="82" meta:character-count="570"/>
    <meta:editing-cycles>1</meta:editing-cycles>
  </office:meta>
</office:document-meta>
</file>